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font-size="15pt" fo:language="zxx" fo:country="none" fo:font-weight="bold" fo:background-color="#ffff00" style:font-size-asian="15pt" style:language-asian="zxx" style:country-asian="none" style:font-weight-asian="bold" style:font-size-complex="15pt" style:language-complex="zxx" style:country-complex="none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organizar sua jornada de aprendizado de forma estratégica para que você possa se preparar melhor para a vaga de Front-End e, ao mesmo tempo, não se sobrecarregar com tecnologias avançadas antes de estar pronta. Aqui está minha recomendação:</text:p>
      <text:p text:style-name="P1"/>
      <text:p text:style-name="P1">---</text:p>
      <text:p text:style-name="P1"/>
      <text:p text:style-name="P2">### 1. **Foque em JavaScript antes de React, Angular ou Node**:</text:p>
      <text:p text:style-name="P1"><text:s text:c="3"/>- **Por quê?** JavaScript é a **base** para qualquer framework ou biblioteca Front-End (como React, Angular ou Vue.js). Sem dominar JavaScript, você pode ter dificuldades para entender como essas ferramentas funcionam.</text:p>
      <text:p text:style-name="P1"><text:s text:c="3"/>- **O que aprender em JavaScript?**:</text:p>
      <text:p text:style-name="P1"><text:s text:c="5"/>- Sintaxe básica (variáveis, loops, funções, condicionais).</text:p>
      <text:p text:style-name="P1"><text:s text:c="5"/>- Manipulação do DOM (como interagir com elementos HTML/CSS usando JavaScript).</text:p>
      <text:p text:style-name="P1"><text:s text:c="5"/>- Eventos (como criar interatividade em páginas web).</text:p>
      <text:p text:style-name="P1"><text:s text:c="5"/>- Conceitos mais avançados, como promises, async/await e fetch (para trabalhar com APIs).</text:p>
      <text:p text:style-name="P1"><text:s text:c="3"/>- **Quando começar?** Assim que você se sentir confortável com HTML e CSS, já pode iniciar os estudos em JavaScript. Não é necessário terminar todos os cursos de HTML e CSS para começar, pois você pode aprender as três tecnologias em paralelo.</text:p>
      <text:p text:style-name="P1"/>
      <text:p text:style-name="P1">---</text:p>
      <text:p text:style-name="P1"/>
      <text:p text:style-name="P2">### 2. **Depois de JavaScript, aprenda React**:</text:p>
      <text:p text:style-name="P1"><text:s text:c="3"/>- **Por quê?** React é a biblioteca Front-End mais popular do mercado atualmente, e muitas empresas buscam candidatos com conhecimento nessa tecnologia. Além disso, React é mais fácil de aprender do que Angular (que é um framework mais complexo e opinativo).</text:p>
      <text:p text:style-name="P1"><text:s text:c="3"/>- **O que aprender em React?**:</text:p>
      <text:p text:style-name="P1"><text:s text:c="5"/>- Componentes e JSX.</text:p>
      <text:p text:style-name="P1"><text:s text:c="5"/>- Props e state.</text:p>
      <text:p text:style-name="P1"><text:s text:c="5"/>- Hooks (como useState e useEffect).</text:p>
      <text:p text:style-name="P1"><text:s text:c="5"/>- Gerenciamento de rotas (com React Router).</text:p>
      <text:p text:style-name="P1"><text:s text:c="5"/>- Integração com APIs.</text:p>
      <text:p text:style-name="P1"><text:s text:c="3"/>- **Quando começar?** Após ter uma base sólida em JavaScript, você já pode iniciar os estudos em React.</text:p>
      <text:p text:style-name="P1"/>
      <text:p text:style-name="P1">---</text:p>
      <text:p text:style-name="P1"/>
      <text:p text:style-name="P2">### 3. **Node.js não é uma prioridade para Front-End**:</text:p>
      <text:p text:style-name="P1"><text:s text:c="3"/>- **Por quê?** Node.js é uma tecnologia Back-End, usada para criar servidores e APIs. Embora seja útil para quem quer se tornar Full Stack, para uma vaga de Front-End, não é essencial no início.</text:p>
      <text:p text:style-name="P1"><text:s text:c="3"/>- **Quando aprender Node.js?** Se você se interessar por Back-End no futuro, pode estudar Node.js depois de dominar o Front-End.</text:p>
      <text:p text:style-name="P1"/>
      <text:p text:style-name="P1">---</text:p>
      <text:p text:style-name="P1"/>
      <text:p text:style-name="P2">### 4. **Angular pode esperar**:</text:p>
      <text:p text:style-name="P1"><text:s text:c="3"/>- **Por quê?** Angular é um framework mais complexo e menos utilizado do que React em muitas empresas (depende da região e do mercado). Além disso, ele tem uma curva de aprendizado mais íngreme.</text:p>
      <text:p text:style-name="P1"><text:s text:c="3"/>- **Quando aprender Angular?** Se você identificar que as empresas na sua região usam Angular ou se a vaga exigir, pode estudar depois de dominar React.</text:p>
      <text:p text:style-name="P1"/>
      <text:p text:style-name="P1"><text:soft-page-break/>---</text:p>
      <text:p text:style-name="P1"/>
      <text:p text:style-name="P2">### 5. **Priorize a prática**:</text:p>
      <text:p text:style-name="P1"><text:s text:c="3"/>- Enquanto estuda JavaScript e depois React, **crie projetos práticos** para consolidar seu aprendizado. Por exemplo:</text:p>
      <text:p text:style-name="P1"><text:s text:c="5"/>- Um site interativo com JavaScript puro.</text:p>
      <text:p text:style-name="P1"><text:s text:c="5"/>- Uma aplicação simples em React, como uma lista de tarefas (to-do list) ou um buscador de CEP.</text:p>
      <text:p text:style-name="P1"><text:s text:c="3"/>- Esses projetos podem ser adicionados ao seu LinkedIn e portfólio, aumentando suas chances na candidatura.</text:p>
      <text:p text:style-name="P1"/>
      <text:p text:style-name="P1">---</text:p>
      <text:p text:style-name="P1"/>
      <text:p text:style-name="P2">### Resumo da Ordem de Aprendizado:</text:p>
      <text:p text:style-name="P2">1. **HTML5 e CSS3** (continue até dominar).</text:p>
      <text:p text:style-name="P2">2. **JavaScript** (foco total nisso agora).</text:p>
      <text:p text:style-name="P2">3. **React** (após ter uma base sólida em JavaScript).</text:p>
      <text:p text:style-name="P2">4. **Node.js e Angular** (apenas se necessário ou se você quiser se tornar Full Stack no futuro).</text:p>
      <text:p text:style-name="P1"/>
      <text:p text:style-name="P1">---</text:p>
      <text:p text:style-name="P1"/>
      <text:p text:style-name="P1">### Por que essa ordem?</text:p>
      <text:p text:style-name="P1">- **Mercado**: React é a tecnologia mais demandada para Front-End atualmente.</text:p>
      <text:p text:style-name="P1">- **Curva de aprendizado**: Aprender JavaScript antes de React torna o processo muito mais fácil e eficiente.</text:p>
      <text:p text:style-name="P1">- **Foco**: Como você está se candidatando a uma vaga de Front-End, é melhor se especializar nessa área antes de explorar Back-End (Node.js).</text:p>
      <text:p text:style-name="P1"/>
      <text:p text:style-name="P1">---</text:p>
      <text:p text:style-name="P1"/>
      <text:p text:style-name="P1">### Dica Final:</text:p>
      <text:p text:style-name="P1">Se você está com pressa para se candidatar à vaga, foque em **JavaScript** e **React**, pois são as habilidades mais relevantes para Front-End. Mesmo que você não domine React completamente, já ter uma noção básica e alguns projetos simples pode ser suficiente para uma vaga de estágio, já que a empresa provavelmente estará disposta a te treinar.</text:p>
      <text:p text:style-name="P1"/>
      <text:p text:style-name="P1">Bons estudos, e se precisar de mais orientações, estou aqui para ajudar! 😊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2:29:57.676478050</meta:creation-date>
    <dc:date>2025-03-10T12:32:37.879884545</dc:date>
    <meta:editing-duration>PT2M42S</meta:editing-duration>
    <meta:editing-cycles>1</meta:editing-cycles>
    <meta:document-statistic meta:table-count="0" meta:image-count="0" meta:object-count="0" meta:page-count="2" meta:paragraph-count="49" meta:word-count="637" meta:character-count="3981" meta:non-whitespace-character-count="3302"/>
    <meta:generator>LibreOffice/24.2.7.2$Linux_X86_64 LibreOffice_project/420$Build-2</meta:generator>
  </office:meta>
</office:document-meta>
</file>